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Standard">Agreed with Daniel</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p text:style-name="P1">Adrian Gawryszewski</text:p>
      <text:p text:style-name="Standard"/>
      <text:p text:style-name="Standard">Adrian's duties involved certain aspects of documentation as well as getting the basic idea of a <text:soft-page-break/>HTML and CSS set-up for the front end of the website. He also took part in JSP conversion of his HTML files into JSP files.</text:p>
      <text:p text:style-name="Standard"/>
      <text:p text:style-name="Standard">Adrian's production of work was relatively consistent and the work he produced was generally fine, 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text:soft-page-break/>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text:soft-page-break/></text:p>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Agreed with James</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text:soft-page-break/></text:p>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Nath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19:39:41.36</dc:date>
    <meta:editing-duration>P1DT14H12M54S</meta:editing-duration>
    <meta:editing-cycles>64</meta:editing-cycles>
    <meta:generator>OpenOffice.org/3.4.1$Win32 OpenOffice.org_project/341m1$Build-9593</meta:generator>
    <meta:document-statistic meta:table-count="0" meta:image-count="0" meta:object-count="0" meta:page-count="5" meta:paragraph-count="52" meta:word-count="2328" meta:character-count="13219"/>
  </office:meta>
</office:document-meta>
</file>